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influx=0.05" table:style-name="ta1">
        <table:shapes>
          <draw:frame draw:z-index="0" draw:style-name="gr1" draw:text-style-name="P1" svg:width="643.89pt" svg:height="356.43pt" svg:x="477.35pt" svg:y="297.35pt">
            <draw:object draw:notify-on-update-of-ranges="'rainflux=0.05'.B2:'rainflux=0.05'.B2 'rainflux=0.05'.B3:'rainflux=0.05'.B21 'rainflux=0.05'.C2:'rainflux=0.05'.C2 'rainflux=0.05'.C3:'rainflux=0.05'.C21 'rainflux=0.05'.D2:'rainflux=0.05'.D2 'rainflux=0.05'.D3:'rainflux=0.05'.D21 'rainflux=0.05'.E2:'rainflux=0.05'.E2 'rainflux=0.05'.E3:'rainflux=0.05'.E21 'rainflux=0.05'.F2:'rainflux=0.05'.F2 'rainflux=0.05'.F3:'rainflux=0.05'.F21 'rainflux=0.05'.G2:'rainflux=0.05'.G2 'rainflux=0.05'.G3:'rainflux=0.05'.G21 'rainflux=0.05'.H2:'rainflux=0.05'.H2 'rainflux=0.05'.H3:'rainflux=0.05'.H21 'rainflux=0.05'.I2:'rainflux=0.05'.I2 'rainflux=0.05'.I3:'rainflux=0.05'.I21 'rainflux=0.05'.J2:'rainflux=0.05'.J2 'rainflux=0.05'.J3:'rainflux=0.05'.J21 'rainflux=0.05'.K2:'rainflux=0.05'.K2 'rainflux=0.05'.K3:'rainflux=0.05'.K21 'rainflux=0.05'.L2:'rainflux=0.05'.L2 'rainflux=0.05'.L3:'rainflux=0.05'.L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annel perm always = 0.0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erm = 0.0001</text:p>
          </table:table-cell>
          <table:table-cell office:value-type="string" calcext:value-type="string">
            <text:p>Perm = 0.001</text:p>
          </table:table-cell>
          <table:table-cell office:value-type="string" calcext:value-type="string">
            <text:p>Perm = 0.005</text:p>
          </table:table-cell>
          <table:table-cell office:value-type="string" calcext:value-type="string">
            <text:p>Perm = 0.008</text:p>
          </table:table-cell>
          <table:table-cell office:value-type="string" calcext:value-type="string">
            <text:p>Perm = 0.01</text:p>
          </table:table-cell>
          <table:table-cell office:value-type="string" calcext:value-type="string">
            <text:p>Perm = 0.02</text:p>
          </table:table-cell>
          <table:table-cell office:value-type="string" calcext:value-type="string">
            <text:p>Perm = 0.05</text:p>
          </table:table-cell>
          <table:table-cell office:value-type="string" calcext:value-type="string">
            <text:p>Perm = 0.06</text:p>
          </table:table-cell>
          <table:table-cell office:value-type="string" calcext:value-type="string">
            <text:p>Perm = 0.1</text:p>
          </table:table-cell>
          <table:table-cell office:value-type="string" calcext:value-type="string">
            <text:p>Perm = 0.5</text:p>
          </table:table-cell>
          <table:table-cell office:value-type="string" calcext:value-type="string">
            <text:p>Perm =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n converge</text:p>
          </table:table-cell>
          <table:table-cell table:number-columns-repeated="7"/>
          <table:table-cell office:value-type="string" calcext:value-type="string">
            <text:p>Wb fail</text:p>
          </table:table-cell>
          <table:table-cell office:value-type="string" calcext:value-type="string">
            <text:p>WB fail</text:p>
          </table:table-cell>
          <table:table-cell office:value-type="string" calcext:value-type="string">
            <text:p>Wb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06T16:29:26.818838847</dc:date>
    <meta:editing-duration>PT1H23M55S</meta:editing-duration>
    <meta:editing-cycles>5</meta:editing-cycles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2.716cm" svg:height="12.575cm" xlink:href=".." xlink:type="simple" chart:class="chart:line" chart:style-name="ch1">
        <chart:legend chart:legend-position="end" svg:x="19.097cm" svg:y="3.498cm" style:legend-expansion="high" chart:style-name="ch2"/>
        <chart:plot-area chart:style-name="ch3" table:cell-range-address="'rainflux=0.05'.B2:'rainflux=0.05'.L21" chart:data-source-has-labels="row" svg:x="0.454cm" svg:y="0.251cm" svg:width="18.189cm" svg:height="12.073cm">
          <chartooo:coordinate-region svg:x="0.89cm" svg:y="0.45cm" svg:width="17.381cm" svg:height="11.2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ainflux=0.05'.B3:'rainflux=0.05'.B21" chart:label-cell-address="'rainflux=0.05'.B2:'rainflux=0.05'.B2" chart:class="chart:line">
            <chart:data-point chart:repeated="19"/>
          </chart:series>
          <chart:series chart:style-name="ch7" chart:values-cell-range-address="'rainflux=0.05'.C3:'rainflux=0.05'.C21" chart:label-cell-address="'rainflux=0.05'.C2:'rainflux=0.05'.C2" chart:class="chart:line">
            <chart:data-point chart:repeated="19"/>
          </chart:series>
          <chart:series chart:style-name="ch8" chart:values-cell-range-address="'rainflux=0.05'.D3:'rainflux=0.05'.D21" chart:label-cell-address="'rainflux=0.05'.D2:'rainflux=0.05'.D2" chart:class="chart:line">
            <chart:data-point chart:repeated="19"/>
          </chart:series>
          <chart:series chart:style-name="ch9" chart:values-cell-range-address="'rainflux=0.05'.E3:'rainflux=0.05'.E21" chart:label-cell-address="'rainflux=0.05'.E2:'rainflux=0.05'.E2" chart:class="chart:line">
            <chart:data-point chart:repeated="19"/>
          </chart:series>
          <chart:series chart:style-name="ch10" chart:values-cell-range-address="'rainflux=0.05'.F3:'rainflux=0.05'.F21" chart:label-cell-address="'rainflux=0.05'.F2:'rainflux=0.05'.F2" chart:class="chart:line">
            <chart:data-point chart:repeated="19"/>
          </chart:series>
          <chart:series chart:style-name="ch11" chart:values-cell-range-address="'rainflux=0.05'.G3:'rainflux=0.05'.G21" chart:label-cell-address="'rainflux=0.05'.G2:'rainflux=0.05'.G2" chart:class="chart:line">
            <chart:data-point chart:repeated="19"/>
          </chart:series>
          <chart:series chart:style-name="ch12" chart:values-cell-range-address="'rainflux=0.05'.H3:'rainflux=0.05'.H21" chart:label-cell-address="'rainflux=0.05'.H2:'rainflux=0.05'.H2" chart:class="chart:line">
            <chart:data-point chart:repeated="19"/>
          </chart:series>
          <chart:series chart:style-name="ch13" chart:values-cell-range-address="'rainflux=0.05'.I3:'rainflux=0.05'.I21" chart:label-cell-address="'rainflux=0.05'.I2:'rainflux=0.05'.I2" chart:class="chart:line">
            <chart:data-point chart:repeated="19"/>
          </chart:series>
          <chart:series chart:style-name="ch14" chart:values-cell-range-address="'rainflux=0.05'.J3:'rainflux=0.05'.J21" chart:label-cell-address="'rainflux=0.05'.J2:'rainflux=0.05'.J2" chart:class="chart:line">
            <chart:data-point chart:repeated="19"/>
          </chart:series>
          <chart:series chart:style-name="ch15" chart:values-cell-range-address="'rainflux=0.05'.K3:'rainflux=0.05'.K21" chart:label-cell-address="'rainflux=0.05'.K2:'rainflux=0.05'.K2" chart:class="chart:line">
            <chart:data-point chart:repeated="19"/>
          </chart:series>
          <chart:series chart:style-name="ch16" chart:values-cell-range-address="'rainflux=0.05'.L3:'rainflux=0.05'.L21" chart:label-cell-address="'rainflux=0.05'.L2:'rainflux=0.05'.L2" chart:class="chart:line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m = 0.0001</text:p>
                <draw:g>
                  <svg:desc>'rainflux=0.05'.B2:'rainflux=0.05'.B2</svg:desc>
                </draw:g>
              </table:table-cell>
              <table:table-cell office:value-type="string">
                <text:p>Perm = 0.001</text:p>
                <draw:g>
                  <svg:desc>'rainflux=0.05'.C2:'rainflux=0.05'.C2</svg:desc>
                </draw:g>
              </table:table-cell>
              <table:table-cell office:value-type="string">
                <text:p>Perm = 0.005</text:p>
                <draw:g>
                  <svg:desc>'rainflux=0.05'.D2:'rainflux=0.05'.D2</svg:desc>
                </draw:g>
              </table:table-cell>
              <table:table-cell office:value-type="string">
                <text:p>Perm = 0.008</text:p>
                <draw:g>
                  <svg:desc>'rainflux=0.05'.E2:'rainflux=0.05'.E2</svg:desc>
                </draw:g>
              </table:table-cell>
              <table:table-cell office:value-type="string">
                <text:p>Perm = 0.01</text:p>
                <draw:g>
                  <svg:desc>'rainflux=0.05'.F2:'rainflux=0.05'.F2</svg:desc>
                </draw:g>
              </table:table-cell>
              <table:table-cell office:value-type="string">
                <text:p>Perm = 0.02</text:p>
                <draw:g>
                  <svg:desc>'rainflux=0.05'.G2:'rainflux=0.05'.G2</svg:desc>
                </draw:g>
              </table:table-cell>
              <table:table-cell office:value-type="string">
                <text:p>Perm = 0.05</text:p>
                <draw:g>
                  <svg:desc>'rainflux=0.05'.H2:'rainflux=0.05'.H2</svg:desc>
                </draw:g>
              </table:table-cell>
              <table:table-cell office:value-type="string">
                <text:p>Perm = 0.06</text:p>
                <draw:g>
                  <svg:desc>'rainflux=0.05'.I2:'rainflux=0.05'.I2</svg:desc>
                </draw:g>
              </table:table-cell>
              <table:table-cell office:value-type="string">
                <text:p>Perm = 0.1</text:p>
                <draw:g>
                  <svg:desc>'rainflux=0.05'.J2:'rainflux=0.05'.J2</svg:desc>
                </draw:g>
              </table:table-cell>
              <table:table-cell office:value-type="string">
                <text:p>Perm = 0.5</text:p>
                <draw:g>
                  <svg:desc>'rainflux=0.05'.K2:'rainflux=0.05'.K2</svg:desc>
                </draw:g>
              </table:table-cell>
              <table:table-cell office:value-type="string">
                <text:p>Perm = 1</text:p>
                <draw:g>
                  <svg:desc>'rainflux=0.05'.L2:'rainflux=0.05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rainflux=0.05'.B3:'rainflux=0.05'.B21</svg:desc>
                </draw:g>
              </table:table-cell>
              <table:table-cell office:value-type="float" office:value="NaN">
                <text:p>NaN</text:p>
                <draw:g>
                  <svg:desc>'rainflux=0.05'.C3:'rainflux=0.05'.C21</svg:desc>
                </draw:g>
              </table:table-cell>
              <table:table-cell office:value-type="float" office:value="NaN">
                <text:p>NaN</text:p>
                <draw:g>
                  <svg:desc>'rainflux=0.05'.D3:'rainflux=0.05'.D21</svg:desc>
                </draw:g>
              </table:table-cell>
              <table:table-cell office:value-type="float" office:value="NaN">
                <text:p>NaN</text:p>
                <draw:g>
                  <svg:desc>'rainflux=0.05'.E3:'rainflux=0.05'.E21</svg:desc>
                </draw:g>
              </table:table-cell>
              <table:table-cell office:value-type="float" office:value="NaN">
                <text:p>NaN</text:p>
                <draw:g>
                  <svg:desc>'rainflux=0.05'.F3:'rainflux=0.05'.F21</svg:desc>
                </draw:g>
              </table:table-cell>
              <table:table-cell office:value-type="float" office:value="NaN">
                <text:p>NaN</text:p>
                <draw:g>
                  <svg:desc>'rainflux=0.05'.G3:'rainflux=0.05'.G21</svg:desc>
                </draw:g>
              </table:table-cell>
              <table:table-cell office:value-type="float" office:value="NaN">
                <text:p>NaN</text:p>
                <draw:g>
                  <svg:desc>'rainflux=0.05'.H3:'rainflux=0.05'.H21</svg:desc>
                </draw:g>
              </table:table-cell>
              <table:table-cell office:value-type="float" office:value="NaN">
                <text:p>NaN</text:p>
                <draw:g>
                  <svg:desc>'rainflux=0.05'.I3:'rainflux=0.05'.I21</svg:desc>
                </draw:g>
              </table:table-cell>
              <table:table-cell office:value-type="float" office:value="NaN">
                <text:p>NaN</text:p>
                <draw:g>
                  <svg:desc>'rainflux=0.05'.J3:'rainflux=0.05'.J21</svg:desc>
                </draw:g>
              </table:table-cell>
              <table:table-cell office:value-type="float" office:value="NaN">
                <text:p>NaN</text:p>
                <draw:g>
                  <svg:desc>'rainflux=0.05'.K3:'rainflux=0.05'.K21</svg:desc>
                </draw:g>
              </table:table-cell>
              <table:table-cell office:value-type="float" office:value="NaN">
                <text:p>NaN</text:p>
                <draw:g>
                  <svg:desc>'rainflux=0.05'.L3:'rainflux=0.05'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